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3.114cm"/>
    </style:style>
    <style:style style:name="P1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 Workshop 1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/>
            <text:p/>
            <text:p>Grundlæggende</text:p>
            <text:p>programmering</text:p>
            <text:p>og grafik</text:p>
            <text:p/>
            <text:p/>
            <text:p/>
            <text:p><text:span text:style-name="T1">Open Space Aarhus</text:span></text:p>
            <text:p><text:span text:style-name="T1">17. November 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Installation og hul igennem</text:p>
              </text:list-item>
              <text:list-item>
                <text:p>Koordinatsystemet</text:p>
              </text:list-item>
              <text:list-item>
                <text:p>Tegnefunktioner</text:p>
              </text:list-item>
              <text:list-item>
                <text:p>Farver</text:p>
              </text:list-item>
              <text:list-item>
                <text:p>Variable</text:p>
              </text:list-item>
              <text:list-item>
                <text:p>Kontrolstrukturer</text:p>
              </text:list-item>
              <text:list-item>
                <text:p>Afslut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ktion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Hvad er Processing?</text:p>
              </text:list-item>
              <text:list-item>
                <text:p>Hvad er denne workshop?</text:p>
              </text:list-item>
              <text:list-item>
                <text:p>Spørg løs</text:p>
              </text:list-item>
              <text:list-item>
                <text:p>Deltag aktivt</text:p>
                <text:list>
                  <text:list-item>
                    <text:p>Spørg og hjælp din nabo</text:p>
                  </text:list-item>
                </text:list>
              </text:list-item>
              <text:list-item>
                <text:p>Går det for hurtigt eller for langsomt</text:p>
                <text:p/>
              </text:list-item>
              <text:list-item>
                <text:p>Programmering er en kontaktsport</text:p>
              </text:list-item>
              <text:list-item>
                <text:p>Eksperimenter og prøv dig frem!</text:p>
              </text:list-item>
              <text:list-item>
                <text:p>Du vil lave fejl! “Beautiful mistakes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orkshopsn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2 gange med intro til basis funktionalitet</text:p>
              </text:list-item>
              <text:list-item>
                <text:p>2 gange mere avanceret:</text:p>
                <text:list>
                  <text:list-item>
                    <text:p>Billeder</text:p>
                  </text:list-item>
                  <text:list-item>
                    <text:p>Partikel systemer</text:p>
                  </text:list-item>
                  <text:list-item>
                    <text:p>Fraktaler</text:p>
                  </text:list-item>
                  <text:list-item>
                    <text:p>3D – grafik</text:p>
                  </text:list-item>
                  <text:list-item>
                    <text:p>Dit øns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kitsebog til grafikprogrammering</text:p>
              </text:list-item>
              <text:list-item>
                <text:p>Opensource udviklingsmiljø for begyndere</text:p>
              </text:list-item>
              <text:list-item>
                <text:p>Fokuserer på billeder, animation og interaktion</text:p>
              </text:list-item>
              <text:list-item>
                <text:p>Specielt udviklet til undervisningsbrug</text:p>
                <text:p/>
              </text:list-item>
              <text:list-item>
                <text:p>Stort community</text:p>
              </text:list-item>
              <text:list-item>
                <text:p>Masser af information på nettet og i bøger</text:p>
              </text:list-item>
              <text:list-item>
                <text:p>Masser af udvidels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empl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OP15</text:p>
                <text:list>
                  <text:list-item>
                    <text:p><text:span text:style-name="T2">http://www.creativeapplications.net/processing/cop15-identity-processing/</text:span></text:p>
                  </text:list-item>
                </text:list>
              </text:list-item>
              <text:list-item>
                <text:p>MIT</text:p>
                <text:list>
                  <text:list-item>
                    <text:p><text:span text:style-name="T2">http://www.thegreeneyl.com/mit-media-lab-identity-1</text:span></text:p>
                  </text:list-item>
                </text:list>
              </text:list-item>
              <text:list-item>
                <text:p>Foursquare</text:p>
                <text:list>
                  <text:list-item>
                    <text:p><text:span text:style-name="T2"><text:a xlink:href="http://vimeo.com/29323612">http://vimeo.com/29323612</text:a></text:span></text:p>
                  </text:list-item>
                </text:list>
              </text:list-item>
              <text:list-item>
                <text:p>Soak, dye in light</text:p>
                <text:list>
                  <text:list-item>
                    <text:p><text:span text:style-name="T2">http://www.creativeapplications.net/processing/soak-dye-in-light-processing-kinect/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ing 1.5.1</text:p>
              </text:list-item>
              <text:list-item>
                <text:p><text:a xlink:href="http://processing.org/download">http://processing.org/download</text:a></text:p>
              </text:list-item>
              <text:list-item>
                <text:p>På <text:a xlink:href="http://poodle/processing">http://poodle/processing</text:a>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 Development Environment (PD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ketchbook</text:p>
              </text:list-item>
              <text:list-item>
                <text:p>Play / stop</text:p>
              </text:list-item>
              <text:list-item>
                <text:p>Reference</text:p>
              </text:list-item>
              <text:list-item>
                <text:p>Getting started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Hul igenn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ze(400, 400);</text:p>
              </text:list-item>
              <text:list-item>
                <text:p>ellipse(200, 200, 300, 300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ordinatsystemet</text:p>
          </draw:text-box>
        </draw:frame>
        <draw:frame presentation:style-name="pr5" draw:layer="layout" svg:width="25.199cm" svg:height="13.859cm" svg:x="1.471cm" svg:y="4.683cm" presentation:class="outline" presentation:user-transformed="true">
          <draw:text-box>
            <text:list text:style-name="L2">
              <text:list-item>
                <text:p>x,y</text:p>
              </text:list-item>
              <text:list-item>
                <text:p>Y-aksen vender på hovedet</text:p>
              </text:list-item>
              <text:list-item>
                <text:p>0,0 i øverste venstre hjørne</text:p>
              </text:list-item>
              <text:list-item>
                <text:p>Angiver pixels istedet for punkter på gitteret</text:p>
                <text:p/>
              </text:list-item>
              <text:list-item>
                <text:p>Demo</text:p>
              </text:list-item>
              <text:list-item>
                <text:p><text:span text:style-name="T2">http://www.openprocessing.org/visuals/?visualID=43793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gnefunktion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rug reference manualen</text:p>
                <text:p/>
              </text:list-item>
              <text:list-item>
                <text:p>point()</text:p>
              </text:list-item>
              <text:list-item>
                <text:p>line()</text:p>
              </text:list-item>
              <text:list-item>
                <text:p>rect()</text:p>
              </text:list-item>
              <text:list-item>
                <text:p>ellipse()</text:p>
              </text:list-item>
              <text:list-item>
                <text:p>arc(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 </text:p>
              </text:list-item>
              <text:list-item>
                <text:p>0-255 (gyldige værdier for en unsigned byte)</text:p>
              </text:list-item>
              <text:list-item>
                <text:p>HEX notation</text:p>
              </text:list-item>
              <text:list-item>
                <text:p>Colorpicker i processing</text:p>
              </text:list-item>
              <text:list-item>
                <text:p>background()</text:p>
              </text:list-item>
              <text:list-item>
                <text:p>fill() og noFill()</text:p>
              </text:list-item>
              <text:list-item>
                <text:p>stroke() og noStroke()</text:p>
              </text:list-item>
              <text:list-item>
                <text:p>HS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Statisk Tegn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ug tegnefunktionerne til at lave et billede</text:p>
                <text:list>
                  <text:list-item>
                    <text:p>Brug forskellige former (linjer, kasser, ellipser osv)</text:p>
                  </text:list-item>
                  <text:list-item>
                    <text:p>Brug forskellige farver</text:p>
                  </text:list-item>
                  <text:list-item>
                    <text:p>Brug evt. noFill() og noStroke()</text:p>
                  </text:list-item>
                  <text:list-item>
                    <text:p>Brug evt. StrokeWeight()</text:p>
                    <text:p/>
                  </text:list-item>
                </text:list>
              </text:list-item>
              <text:list-item>
                <text:p>For eksempel</text:p>
                <text:list>
                  <text:list-item>
                    <text:p>Smiley, ansigt, hus, bil, flag, snemand</text:p>
                  </text:list-item>
                  <text:list-item>
                    <text:p>Abstrakt ku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el Dynami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etup() og draw()</text:p>
              </text:list-item>
              <text:list-item>
                <text:p>mouseX, mouseY</text:p>
              </text:list-item>
              <text:list-item>
                <text:p>Forskel på at kalde background()</text:p>
                <text:list>
                  <text:list-item>
                    <text:p>I setup()</text:p>
                  </text:list-item>
                  <text:list-item>
                    <text:p>I draw() </text:p>
                  </text:list-item>
                </text:list>
              </text:list-item>
              <text:list-item>
                <text:p>mouseClicked()</text:p>
              </text:list-item>
              <text:list-item>
                <text:p>println() og konsoll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og operation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ystem- og bruger-variable</text:p>
              </text:list-item>
              <text:list-item>
                <text:p>mouseX, mouseY, width, height</text:p>
              </text:list-item>
              <text:list-item>
                <text:p>+ - * / %</text:p>
              </text:list-item>
              <text:list-item>
                <text:p>Parenteser og precedence</text:p>
                <text:p/>
              </text:list-item>
              <text:list-item>
                <text:p>Eksempel med mouseClicked()</text:p>
              </text:list-item>
              <text:list-item>
                <text:p>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Kalejdoskop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pejling om x og y ak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grening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</text:p>
              </text:list-item>
              <text:list-item>
                <text:p>blok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Hoppende Bol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Gem retning i sin egen variabel</text:p>
              </text:list-item>
              <text:list-item>
                <text:p>Opdater position baseret på retning</text:p>
              </text:list-item>
              <text:list-item>
                <text:p>Skift retning når bolden rammer kan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økker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or (int y = 0; y &lt; height; y++)</text:p>
                <text:p/>
              </text:list-item>
              <text:list-item>
                <text:p>Tegn et gitter</text:p>
              </text:list-item>
              <text:list-item>
                <text:p>Først vertikale streger</text:p>
              </text:list-item>
              <text:list-item>
                <text:p>Så horisontale stre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slutning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ksporter til openprocessing.org</text:p>
              </text:list-item>
              <text:list-item>
                <text:p><text:span text:style-name="T2"><text:a xlink:href="http://www.openprocessing.org/classrooms/?classroomID=1075">www.openprocessing.org/classrooms/?classroomID=1075</text:a></text:span></text:p>
                <text:p><text:span text:style-name="T2"/></text:p>
              </text:list-item>
              <text:list-item>
                <text:p><text:span text:style-name="T2">Hvad syntes du om i da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3ff00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ene Møller</meta:initial-creator>
    <meta:creation-date>2011-11-15T21:47:24</meta:creation-date>
    <meta:editing-duration>PT02H16M18S</meta:editing-duration>
    <meta:editing-cycles>26</meta:editing-cycles>
    <dc:date>2011-11-16T22:49:23</dc:date>
    <meta:generator>OpenOffice.org/3.2$Linux OpenOffice.org_project/320m19$Build-9505</meta:generator>
    <meta:document-statistic meta:object-count="101"/>
  </office:meta>
</office:document-meta>
</file>